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1" fo:font-size="12pt" style:font-size-asian="12pt" style:font-size-complex="12pt"/>
    </style:style>
    <style:style style:name="P2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1" officeooo:rsid="043ccc66" officeooo:paragraph-rsid="0e849f1d"/>
    </style:style>
    <style:style style:name="P26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27" style:family="paragraph" style:parent-style-name="Footnote">
      <style:text-properties style:font-name="Liberation Sans1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1" officeooo:paragraph-rsid="100a8329"/>
    </style:style>
    <style:style style:name="P29" style:family="paragraph" style:parent-style-name="Footnote">
      <style:text-properties style:font-name="Liberation Sans1" officeooo:paragraph-rsid="1015e93a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ecd4bf5"/>
    </style:style>
    <style:style style:name="P67" style:family="paragraph" style:parent-style-name="Footnote">
      <style:text-properties officeooo:paragraph-rsid="0f140c00"/>
    </style:style>
    <style:style style:name="P68" style:family="paragraph" style:parent-style-name="Standard">
      <style:text-properties officeooo:paragraph-rsid="0f466349"/>
    </style:style>
    <style:style style:name="P69" style:family="paragraph" style:parent-style-name="Footnote">
      <style:text-properties officeooo:paragraph-rsid="0f12f362"/>
    </style:style>
    <style:style style:name="P70" style:family="paragraph" style:parent-style-name="Footnote">
      <style:text-properties officeooo:paragraph-rsid="0f051f9f"/>
    </style:style>
    <style:style style:name="P71" style:family="paragraph" style:parent-style-name="Standard">
      <style:text-properties officeooo:paragraph-rsid="0f99f892"/>
    </style:style>
    <style:style style:name="P72" style:family="paragraph" style:parent-style-name="Standard">
      <style:text-properties officeooo:paragraph-rsid="0fb98046"/>
    </style:style>
    <style:style style:name="P73" style:family="paragraph" style:parent-style-name="Standard">
      <style:text-properties officeooo:paragraph-rsid="0fc931f5"/>
    </style:style>
    <style:style style:name="P74" style:family="paragraph" style:parent-style-name="Standard">
      <style:paragraph-properties fo:text-align="center" style:justify-single-word="false"/>
      <style:text-properties officeooo:paragraph-rsid="0cc50ec9"/>
    </style:style>
    <style:style style:name="P75" style:family="paragraph" style:parent-style-name="Standard">
      <style:paragraph-properties fo:text-align="center" style:justify-single-word="false"/>
      <style:text-properties officeooo:paragraph-rsid="0c8b5238"/>
    </style:style>
    <style:style style:name="P76" style:family="paragraph" style:parent-style-name="Standard">
      <style:paragraph-properties fo:text-align="center" style:justify-single-word="false"/>
      <style:text-properties officeooo:paragraph-rsid="0d1ec96e"/>
    </style:style>
    <style:style style:name="P77" style:family="paragraph" style:parent-style-name="Standard">
      <style:paragraph-properties fo:text-align="center" style:justify-single-word="false"/>
      <style:text-properties officeooo:paragraph-rsid="0fc3b2a9"/>
    </style:style>
    <style:style style:name="P78" style:family="paragraph" style:parent-style-name="Standard">
      <style:paragraph-properties fo:text-align="center" style:justify-single-word="false"/>
      <style:text-properties officeooo:paragraph-rsid="0fb98046"/>
    </style:style>
    <style:style style:name="P79" style:family="paragraph" style:parent-style-name="Standard">
      <style:paragraph-properties fo:text-align="center" style:justify-single-word="false"/>
      <style:text-properties officeooo:paragraph-rsid="0e03342d"/>
    </style:style>
    <style:style style:name="P80" style:family="paragraph" style:parent-style-name="Standard">
      <style:paragraph-properties fo:text-align="center" style:justify-single-word="false"/>
      <style:text-properties officeooo:paragraph-rsid="0d8c21b9"/>
    </style:style>
    <style:style style:name="P81" style:family="paragraph" style:parent-style-name="Standard">
      <style:paragraph-properties fo:text-align="center" style:justify-single-word="false"/>
      <style:text-properties officeooo:paragraph-rsid="0fd58c4e"/>
    </style:style>
    <style:style style:name="P82" style:family="paragraph" style:parent-style-name="Standard">
      <style:paragraph-properties fo:text-align="center" style:justify-single-word="false"/>
      <style:text-properties officeooo:paragraph-rsid="0e0bda5c"/>
    </style:style>
    <style:style style:name="P83" style:family="paragraph" style:parent-style-name="Standard">
      <style:paragraph-properties fo:text-align="center" style:justify-single-word="false"/>
      <style:text-properties officeooo:paragraph-rsid="0cc5fe5b"/>
    </style:style>
    <style:style style:name="P84" style:family="paragraph" style:parent-style-name="Standard">
      <style:paragraph-properties fo:text-align="center" style:justify-single-word="false"/>
      <style:text-properties officeooo:paragraph-rsid="0e38fc62"/>
    </style:style>
    <style:style style:name="P85" style:family="paragraph" style:parent-style-name="Standard">
      <style:paragraph-properties fo:text-align="center" style:justify-single-word="false"/>
      <style:text-properties officeooo:paragraph-rsid="0e82f1b0"/>
    </style:style>
    <style:style style:name="P86" style:family="paragraph" style:parent-style-name="Standard">
      <style:paragraph-properties fo:text-align="center" style:justify-single-word="false"/>
      <style:text-properties officeooo:paragraph-rsid="101431c5"/>
    </style:style>
    <style:style style:name="P87" style:family="paragraph" style:parent-style-name="Standard">
      <style:paragraph-properties fo:text-align="center" style:justify-single-word="false"/>
      <style:text-properties officeooo:paragraph-rsid="10178c94"/>
    </style:style>
    <style:style style:name="P88" style:family="paragraph" style:parent-style-name="Standard">
      <style:paragraph-properties fo:text-align="center" style:justify-single-word="false"/>
      <style:text-properties officeooo:paragraph-rsid="102c73f3"/>
    </style:style>
    <style:style style:name="P89" style:family="paragraph" style:parent-style-name="Standard">
      <style:text-properties officeooo:paragraph-rsid="0fcd2b2a"/>
    </style:style>
    <style:style style:name="P90" style:family="paragraph" style:parent-style-name="Standard">
      <style:text-properties officeooo:paragraph-rsid="0fad1a3f"/>
    </style:style>
    <style:style style:name="P91" style:family="paragraph" style:parent-style-name="Standard">
      <style:text-properties officeooo:paragraph-rsid="0e0463fc"/>
    </style:style>
    <style:style style:name="P92" style:family="paragraph" style:parent-style-name="Standard">
      <style:text-properties officeooo:paragraph-rsid="0e2a40f4"/>
    </style:style>
    <style:style style:name="P93" style:family="paragraph" style:parent-style-name="Standard">
      <style:text-properties officeooo:paragraph-rsid="0ff5414a"/>
    </style:style>
    <style:style style:name="P94" style:family="paragraph" style:parent-style-name="Standard">
      <style:text-properties officeooo:paragraph-rsid="0ff55d50"/>
    </style:style>
    <style:style style:name="P95" style:family="paragraph" style:parent-style-name="Standard">
      <style:text-properties officeooo:paragraph-rsid="100a8329"/>
    </style:style>
    <style:style style:name="P96" style:family="paragraph" style:parent-style-name="Footnote">
      <style:text-properties officeooo:paragraph-rsid="100fdbd8"/>
    </style:style>
    <style:style style:name="P97" style:family="paragraph" style:parent-style-name="Standard">
      <style:text-properties officeooo:paragraph-rsid="101b90cf"/>
    </style:style>
    <style:style style:name="P98" style:family="paragraph" style:parent-style-name="Standard">
      <style:text-properties officeooo:paragraph-rsid="1020f7f1"/>
    </style:style>
    <style:style style:name="P99" style:family="paragraph" style:parent-style-name="Footnote">
      <style:text-properties officeooo:paragraph-rsid="102291f9"/>
    </style:style>
    <style:style style:name="P100" style:family="paragraph" style:parent-style-name="Standard">
      <style:text-properties officeooo:rsid="0fde3dbd" officeooo:paragraph-rsid="102ebb87"/>
    </style:style>
    <style:style style:name="P101" style:family="paragraph" style:parent-style-name="Standard">
      <style:text-properties officeooo:paragraph-rsid="0f0649dd"/>
    </style:style>
    <style:style style:name="P102" style:family="paragraph" style:parent-style-name="Footnote">
      <style:text-properties officeooo:paragraph-rsid="1044782e"/>
    </style:style>
    <style:style style:name="P103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4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8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officeooo:rsid="047fb57c"/>
    </style:style>
    <style:style style:name="T13" style:family="text">
      <style:text-properties style:font-name="Liberation Sans1" officeooo:rsid="047da547"/>
    </style:style>
    <style:style style:name="T14" style:family="text">
      <style:text-properties style:font-name="Liberation Sans1" fo:font-size="10pt" style:font-size-asian="10pt" style:font-size-complex="10pt"/>
    </style:style>
    <style:style style:name="T15" style:family="text">
      <style:text-properties style:font-name="Liberation Sans1" fo:font-size="10pt" officeooo:rsid="0db4d737" style:font-size-asian="10pt" style:font-size-complex="10pt"/>
    </style:style>
    <style:style style:name="T16" style:family="text">
      <style:text-properties style:font-name="Liberation Sans1" fo:font-size="10pt" officeooo:rsid="0db5d4ba" style:font-size-asian="10pt" style:font-size-complex="10pt"/>
    </style:style>
    <style:style style:name="T17" style:family="text">
      <style:text-properties style:font-name="Liberation Sans1" fo:font-size="10pt" officeooo:rsid="0f856ad1" style:font-size-asian="10pt" style:font-size-complex="10pt"/>
    </style:style>
    <style:style style:name="T18" style:family="text">
      <style:text-properties style:font-name="Liberation Sans1" officeooo:rsid="0f1e3d19"/>
    </style:style>
    <style:style style:name="T19" style:family="text">
      <style:text-properties style:font-name="Liberation Sans1" officeooo:rsid="0f19e10f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b72c1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b7e6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78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79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0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8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Mono" fo:font-size="9pt" fo:language="nl" fo:country="NL" fo:font-style="normal" style:text-underline-style="none" fo:font-weight="normal" officeooo:rsid="0fb72c1d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21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8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2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3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4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6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7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2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9" style:family="text">
      <style:text-properties fo:color="#000000" loext:opacity="100%" style:font-name="Liberation Sans1" fo:font-size="12pt" style:font-size-asian="12pt" style:font-size-complex="12pt"/>
    </style:style>
    <style:style style:name="T260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61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62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3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9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0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1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2" style:family="text">
      <style:text-properties style:use-window-font-color="true" loext:opacity="0%" style:font-name="Liberation Sans1" officeooo:rsid="047da547"/>
    </style:style>
    <style:style style:name="T283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6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7" style:family="text">
      <style:text-properties style:use-window-font-color="true" loext:opacity="0%" style:font-name="Liberation Sans1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88" style:family="text">
      <style:text-properties style:use-window-font-color="true" loext:opacity="0%" style:font-name="Liberation Sans1" fo:font-size="12pt" fo:language="nl" fo:country="NL" officeooo:rsid="102bb250" style:font-size-asian="12pt" style:language-asian="nl" style:country-asian="NL" style:font-name-complex="Bitstream Vera Sans" style:font-size-complex="12pt"/>
    </style:style>
    <style:style style:name="T289" style:family="text">
      <style:text-properties style:use-window-font-color="true" loext:opacity="0%" style:font-name="Liberation Sans1" fo:font-size="12pt" fo:language="nl" fo:country="NL" officeooo:rsid="103ec546" style:font-size-asian="12pt" style:language-asian="nl" style:country-asian="NL" style:font-name-complex="Bitstream Vera Sans" style:font-size-complex="12pt"/>
    </style:style>
    <style:style style:name="T290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style:use-window-font-color="true" loext:opacity="0%" style:font-name="Liberation Sans1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98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9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0" style:family="text">
      <style:text-properties style:use-window-font-color="true" loext:opacity="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1" style:family="text">
      <style:text-properties style:use-window-font-color="true" loext:opacity="0%" style:font-name="Liberation Sans1" fo:font-size="12pt" fo:language="nl" fo:country="NL" fo:font-style="normal" officeooo:rsid="102bb25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2" style:family="text">
      <style:text-properties style:use-window-font-color="true" loext:opacity="0%" style:font-name="Liberation Sans1" fo:font-size="12pt" fo:language="nl" fo:country="NL" fo:font-style="normal" style:text-underline-style="none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font-name="Liberation Sans1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4" style:family="text">
      <style:text-properties style:use-window-font-color="true" loext:opacity="0%" style:font-name="Liberation Sans1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5" style:family="text">
      <style:text-properties style:use-window-font-color="true" loext:opacity="0%" style:font-name="Liberation Sans1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6" style:family="text">
      <style:text-properties style:use-window-font-color="true" loext:opacity="0%" style:font-name="Liberation Sans1" fo:font-size="12pt" style:font-size-asian="12pt" style:font-size-complex="12pt"/>
    </style:style>
    <style:style style:name="T307" style:family="text">
      <style:text-properties style:use-window-font-color="true" loext:opacity="0%" style:font-name="Liberation Sans1" officeooo:rsid="0efd8e5c"/>
    </style:style>
    <style:style style:name="T308" style:family="text">
      <style:text-properties style:use-window-font-color="true" loext:opacity="0%" style:text-line-through-style="none" style:text-line-through-type="none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text-line-through-style="none" style:text-line-through-type="none" style:font-name="Liberation Sans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text-line-through-style="none" style:text-line-through-type="none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officeooo:rsid="04473353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officeooo:rsid="0aace3cd"/>
    </style:style>
    <style:style style:name="T319" style:family="text">
      <style:text-properties fo:font-size="10pt" officeooo:rsid="04473353" style:font-size-asian="10pt" style:font-size-complex="10pt"/>
    </style:style>
    <style:style style:name="T32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8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9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30" style:family="text">
      <style:text-properties style:text-line-through-style="none" style:text-line-through-type="none" fo:background-color="transparent" loext:char-shading-value="0"/>
    </style:style>
    <style:style style:name="T331" style:family="text">
      <style:text-properties officeooo:rsid="0f0ca65a"/>
    </style:style>
    <style:style style:name="T332" style:family="text">
      <style:text-properties style:font-name="Liberation Mono" fo:font-size="11pt" officeooo:rsid="10048e31" style:font-size-asian="11pt" style:font-size-complex="11pt"/>
    </style:style>
    <style:style style:name="T333" style:family="text">
      <style:text-properties fo:font-weight="normal" style:font-weight-asian="normal" style:font-weight-complex="normal"/>
    </style:style>
    <style:style style:name="T334" style:family="text">
      <style:text-properties officeooo:rsid="0f95a7a0"/>
    </style:style>
    <style:style style:name="T335" style:family="text">
      <style:text-properties officeooo:rsid="0f8f58bd"/>
    </style:style>
    <style:style style:name="T336" style:family="text">
      <style:text-properties officeooo:rsid="0e5635a7"/>
    </style:style>
    <style:style style:name="T337" style:family="text">
      <style:text-properties style:font-name="Ubuntu1" fo:font-size="10pt" officeooo:rsid="04473353" style:font-size-asian="10pt" style:font-size-complex="10pt"/>
    </style:style>
    <style:style style:name="T338" style:family="text">
      <style:text-properties officeooo:rsid="101b90cf"/>
    </style:style>
    <style:style style:name="T339" style:family="text">
      <style:text-properties officeooo:rsid="101e15d6"/>
    </style:style>
    <style:style style:name="T340" style:family="text">
      <style:text-properties fo:text-transform="uppercas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41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42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343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41b65" style:font-size-asian="10pt" style:font-size-complex="10pt"/>
    </style:style>
    <style:style style:name="T344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57927" style:font-size-asian="10pt" style:font-size-complex="10pt"/>
    </style:style>
    <style:style style:name="T345" style:family="text">
      <style:text-properties officeooo:rsid="10048e3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Desktop" text:name="Edition"/>
      </text:user-field-decls>
      <text:p text:style-name="P103"><text:span text:style-name="T224">C</text:span><text:span text:style-name="T223">hecklist voor </text:span><text:span text:style-name="T225">de installatie</text:span><text:span text:style-name="T223"> van </text:span><text:span text:style-name="T223"><text:user-field-get text:name="Distro">Debian</text:user-field-get></text:span><text:span text:style-name="T226"><text:s/></text:span><text:span text:style-name="T226"><text:user-field-get text:name="Version">12 LTS</text:user-field-get></text:span><text:span text:style-name="T227"><text:note text:id="ftn1" text:note-class="footnote"><text:note-citation>1</text:note-citation><text:note-body><text:p text:style-name="P28"><text:span text:style-name="T263">LTS</text:span><text:span text:style-name="T269"> </text:span><text:span text:style-name="T270">staat voor</text:span><text:span text:style-name="T271"> </text:span><text:span text:style-name="T263">Long-Term Support, langetermijnondersteuning, </text:span><text:span text:style-name="T272">en </text:span><text:span text:style-name="T274">d</text:span><text:span text:style-name="T272">eze </text:span><text:span text:style-name="T278"><text:user-field-get text:name="Distro">Debian</text:user-field-get></text:span><text:span text:style-name="T279"><text:s/></text:span><text:span text:style-name="T279"><text:user-field-get text:name="Version">12 LTS</text:user-field-get></text:span><text:span text:style-name="Strong_20_Emphasis"><text:span text:style-name="T258"><text:s/></text:span></text:span><text:span text:style-name="T280"><text:user-field-get text:name="Edition">Desktop</text:user-field-get></text:span><text:span text:style-name="T281"><text:s/></text:span><text:span text:style-name="T275">(codenaam </text:span><text:span text:style-name="T277">bookworm</text:span><text:span text:style-name="T275">) </text:span><text:span text:style-name="T270">van</text:span><text:span text:style-name="T273"> </text:span><text:span text:style-name="T277">juni</text:span><text:span text:style-name="T266"> </text:span><text:span text:style-name="Strong_20_Emphasis"><text:span text:style-name="T161"><text:user-field-get text:name="Releaseyear">2023</text:user-field-get></text:span></text:span><text:span text:style-name="T266"><text:s/></text:span><text:span text:style-name="T263">wordt </text:span><text:span text:style-name="T267">vijf</text:span><text:span text:style-name="T263"> jaar onder</text:span><text:span text:style-name="T276">steund</text:span><text:span text:style-name="T268"> </text:span><text:span text:style-name="T263">tot </text:span><text:span text:style-name="T277">juni</text:span><text:span text:style-name="T264"> </text:span><text:span text:style-name="T263">202</text:span><text:span text:style-name="T277">8</text:span><text:span text:style-name="T265">.</text:span></text:p></text:note-body></text:note></text:span><text:span text:style-name="T228"><text:s/></text:span><text:span text:style-name="T228"><text:user-field-get text:name="Edition">Desktop</text:user-field-get></text:span><text:span text:style-name="T229">.</text:span></text:p>
      <text:p text:style-name="P44"/>
      <text:p text:style-name="P43"><text:span text:style-name="T18">Vul </text:span><text:span text:style-name="T19">achter</text:span><text:span text:style-name="T12"> de </text:span><text:span text:style-name="Definition"><text:span text:style-name="T331">ONDERSTREEPTE</text:span></text:span><text:span text:style-name="T1"> </text:span><text:span text:style-name="T13">woorden</text:span><text:span text:style-name="T12"> het</text:span><text:span text:style-name="Strong_20_Emphasis"><text:span text:style-name="T329"> </text:span></text:span><text:span text:style-name="Strong_20_Emphasis"><text:span text:style-name="T328">tekstvak</text:span></text:span><text:span text:style-name="T13"> </text:span><text:span text:style-name="T18">in,</text:span><text:span text:style-name="T13"> </text:span><text:span text:style-name="T282">zie </text:span><text:span text:style-name="T307">[</text:span><text:span text:style-name="T282">toelichting</text:span><text:span text:style-name="T307">]</text:span><text:span text:style-name="T13">:</text:span></text:p>
      <text:p text:style-name="P32"><text:span text:style-name="Definition"><text:span text:style-name="T284">g</text:span></text:span><text:span text:style-name="Definition"><text:span text:style-name="T283">ebruiker</text:span></text:span><text:span text:style-name="T290"><text:tab/><text:tab/></text:span><text:span text:style-name="T306"> <text:tab/><text:tab/></text:span><draw:control text:anchor-type="as-char" svg:y="-0.4cm" draw:z-index="6" draw:name="Gebruiker" draw:style-name="gr2" draw:text-style-name="P109" svg:width="6.4cm" svg:height="0.6cm" draw:control="control7"><svg:title>Gebruiker</svg:title><svg:desc>Volledige naam, bijv. Jan Stek</svg:desc></draw:control><text:span text:style-name="T291"><text:tab/></text:span><text:span text:style-name="T292">[</text:span><text:span text:style-name="T285">volledige naam, bijv. </text:span><text:span text:style-name="T303">J</text:span><text:span text:style-name="T304">a</text:span><text:span text:style-name="T303">n </text:span><text:span text:style-name="T304">Jansen</text:span><text:span text:style-name="T305">]</text:span></text:p>
      <text:p text:style-name="Standard"><text:span text:style-name="Definition"><text:span text:style-name="T284">g</text:span></text:span><text:span text:style-name="Definition">ebruikersnaam</text:span><text:span text:style-name="T283"><text:tab/></text:span><text:span text:style-name="T283"><draw:control text:anchor-type="as-char" svg:y="-0.4cm" draw:z-index="7" draw:name="Gberuikersnaam" draw:style-name="gr2" draw:text-style-name="P109" svg:width="6.4cm" svg:height="0.6cm" draw:control="control8"><svg:title>Gebruikersnaam</svg:title><svg:desc>Korte naam, bijv. jan</svg:desc></draw:control></text:span><text:span text:style-name="T283"><text:tab/></text:span><text:span text:style-name="T6">[</text:span><text:span text:style-name="T5">korte naam, bijv. </text:span><text:span text:style-name="T249">j</text:span><text:span text:style-name="T250">a</text:span><text:span text:style-name="T249">n</text:span><text:span text:style-name="T251">]</text:span></text:p>
      <text:p text:style-name="P35"><text:span text:style-name="Definition"><text:span text:style-name="T309">c</text:span></text:span><text:span text:style-name="Definition"><text:span text:style-name="T330">omputernaam</text:span></text:span><text:span text:style-name="T308"><text:tab/><text:tab/></text:span><text:span text:style-name="T330"><draw:control text:anchor-type="as-char" svg:y="-0.4cm" draw:z-index="8" draw:name="Computernaam" draw:style-name="gr2" draw:text-style-name="P109" svg:width="6.4cm" svg:height="0.6cm" draw:control="control9"><svg:title>Computernaam</svg:title><svg:desc>Unieke naam van de computer</svg:desc></draw:control></text:span><text:span text:style-name="T310"><text:tab/></text:span><text:span text:style-name="T311">[</text:span><text:span text:style-name="T312">naam van de compute</text:span><text:span text:style-name="T313">r, </text:span><text:span text:style-name="T314">bijv. p</text:span><text:span text:style-name="T315">c02</text:span><text:span text:style-name="T311">]</text:span></text:p>
      <text:p text:style-name="P30"><text:span text:style-name="Definition"><text:span text:style-name="T295">g</text:span></text:span><text:span text:style-name="Definition"><text:span text:style-name="T294">ebruiker</text:span></text:span><text:span text:style-name="Definition"><text:span text:style-name="T302"><text:tab/></text:span></text:span><text:span text:style-name="T293"><text:tab/></text:span><text:span text:style-name="T306"> <text:tab/><text:tab/></text:span><text:span text:style-name="T291"><draw:control text:anchor-type="as-char" svg:y="-0.4cm" draw:z-index="14" draw:name="Gebruiker 1" draw:style-name="gr2" draw:text-style-name="P109" svg:width="6.4cm" svg:height="0.6cm" draw:control="control15"><svg:title>Gebruiker</svg:title><svg:desc>Volledige naam, bijv. Jan Stek</svg:desc></draw:control></text:span><text:span text:style-name="T291"><text:tab/></text:span><text:span text:style-name="T292">[</text:span><text:span text:style-name="T285">volledige naam </text:span><text:span text:style-name="T286">evt. </text:span><text:span text:style-name="T288">extra</text:span><text:span text:style-name="T286"> </text:span><text:span text:style-name="T289">g</text:span><text:span text:style-name="T286">ebruiker</text:span><text:span text:style-name="T287">]</text:span></text:p>
      <text:p text:style-name="P66"><text:span text:style-name="Definition"><text:span text:style-name="T295">g</text:span></text:span><text:span text:style-name="Definition"><text:span text:style-name="T294">ebruikersnaam</text:span></text:span><text:span text:style-name="T294"><text:tab/></text:span><text:span text:style-name="T283"><draw:control text:anchor-type="as-char" svg:y="-0.4cm" draw:z-index="15" draw:name="Gberuikersnaam 1" draw:style-name="gr2" draw:text-style-name="P109" svg:width="6.4cm" svg:height="0.6cm" draw:control="control16"><svg:title>Gebruikersnaam</svg:title><svg:desc>Korte naam, bijv. jan</svg:desc></draw:control></text:span><text:span text:style-name="T283"><text:tab/></text:span><text:span text:style-name="T297">[</text:span><text:span text:style-name="T296">korte naam</text:span><text:span text:style-name="T298"> </text:span><text:span text:style-name="T299">evt. </text:span><text:span text:style-name="T301">extra </text:span><text:span text:style-name="T299">gebruiker</text:span><text:span text:style-name="T300">]</text:span></text:p>
      <text:p text:style-name="P33"><text:span text:style-name="T234">Vervang </text:span><text:span text:style-name="T239">de</text:span><text:span text:style-name="T234"> </text:span><text:span text:style-name="Definition"><text:span text:style-name="T21">ONDERSTREEPTE</text:span></text:span><text:span text:style-name="T234"> </text:span><text:span text:style-name="T235">woorden </text:span><text:span text:style-name="T234">in deze checklist door </text:span><text:span text:style-name="T239">d</text:span><text:span text:style-name="T241">i</text:span><text:span text:style-name="T239">e </text:span><text:span text:style-name="T240">in </text:span><text:span text:style-name="T241">het</text:span><text:span text:style-name="Strong_20_Emphasis"><text:span text:style-name="T55"> </text:span></text:span><text:span text:style-name="Strong_20_Emphasis"><text:span text:style-name="T81">tekstvak</text:span></text:span><text:span text:style-name="T234">.</text:span></text:p>
      <text:p text:style-name="P37"/>
      <text:p text:style-name="P37"/>
      <text:p text:style-name="P31"><text:span text:style-name="T246">Nog niet op Linux?</text:span><text:span text:style-name="T236"><text:tab/></text:span><text:span text:style-name="T242"><text:tab/></text:span><text:span text:style-name="T243">G</text:span><text:span text:style-name="T233">ebruik </text:span><text:span text:style-name="Strong_20_Emphasis"><text:span text:style-name="T247">Checklist </text:span></text:span><text:span text:style-name="Strong_20_Emphasis"><text:span text:style-name="T248">overzetten</text:span></text:span><text:span text:style-name="T233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237"> onder </text:span><text:span text:style-name="T245">Linux</text:span><text:span text:style-name="T238">.</text:span></text:p>
      <text:p text:style-name="P24"><text:span text:style-name="T221">Nieuwe installatie?</text:span><text:span text:style-name="T216"><text:tab/></text:span><text:span text:style-name="T218"></text:span><text:span text:style-name="T220"><text:tab/></text:span><text:span text:style-name="T219">B</text:span><text:span text:style-name="T216">egin bij hoofdstuk </text:span><text:span text:style-name="T221"><text:bookmark-ref text:reference-format="page" text:ref-name="__RefNumPara__4009_1271708128">2</text:bookmark-ref></text:span><text:span text:style-name="T221"><text:s text:c="2"/></text:span><text:span text:style-name="T222"><text:bookmark-ref text:reference-format="text" text:ref-name="__RefNumPara__4009_1271708128">Installatie uitvoeren</text:bookmark-ref></text:span><text:span text:style-name="T217">.</text:span></text:p>
      <text:p text:style-name="P34"><text:span text:style-name="Strong_20_Emphasis"><text:span text:style-name="T244"/></text:span></text:p>
      <text:p text:style-name="P34"><text:span text:style-name="Strong_20_Emphasis"><text:span text:style-name="T244"/></text:span></text:p>
      <text:list xml:id="list3188030235" text:style-name="L1">
        <text:list-item>
          <text:p text:style-name="P104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95"><draw:control text:anchor-type="as-char" draw:z-index="0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95"><draw:control text:anchor-type="as-char" draw:z-index="17" draw:name="Vorm 2" draw:style-name="gr1" draw:text-style-name="P108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0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51"><text:note text:id="ftn2" text:note-class="footnote"><text:note-citation>2</text:note-citation><text:note-body><text:p text:style-name="P25"><text:span text:style-name="T181">E</text:span><text:span text:style-name="T184">v</text:span><text:span text:style-name="T185">en</text:span><text:span text:style-name="T187">t</text:span><text:span text:style-name="T188">uele </text:span><text:span text:style-name="T189">extra </text:span><text:span text:style-name="Definition"><text:span text:style-name="T320">gebruiker</text:span></text:span><text:span text:style-name="T189">s aanmelden </text:span><text:span text:style-name="T190">en dezelfde stappen uitvoeren</text:span><text:span text:style-name="T186">.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50"><text:s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5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95"><draw:control text:anchor-type="as-char" draw:z-index="9" draw:name="Vorm4" draw:style-name="gr1" draw:text-style-name="P108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214"/></text:span></text:p>
          </table:table-cell>
          <table:table-cell table:style-name="_31_._5f_Installatie_5f_voorbereiden.D3" office:value-type="string">
            <text:p text:style-name="P101"><text:span text:style-name="Strong_20_Emphasis"><text:span text:style-name="T50">Installeer </text:span></text:span><text:span text:style-name="Strong_20_Emphasis"><text:span text:style-name="T91">Debian-</text:span></text:span><text:span text:style-name="Strong_20_Emphasis"><text:span text:style-name="T80">pakket kz</text:span></text:span><text:span text:style-name="Strong_20_Emphasis"><text:span text:style-name="T80"><text:note text:id="ftn3" text:note-class="footnote"><text:note-citation>3</text:note-citation><text:note-body><text:p text:style-name="P69">Pakket kz bevat scripts om Debian en op Debian gebaseerde systemen zoals Ubuntu soepel en bruikbaar te installeren.</text:p></text:note-body></text:note></text:span></text:span><text:span text:style-name="Strong_20_Emphasis"><text:span text:style-name="T80">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4" office:value-type="string">
            <text:p text:style-name="P94"><text:span text:style-name="Strong_20_Emphasis"><text:span text:style-name="T88">T</text:span></text:span><text:span text:style-name="Strong_20_Emphasis"><text:span text:style-name="T56">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7"> </text:span></text:span><text:span text:style-name="Strong_20_Emphasis"><text:span text:style-name="T88">(</text:span></text:span><text:span text:style-name="Strong_20_Emphasis"><text:span text:style-name="T89">d</text:span></text:span><text:span text:style-name="Strong_20_Emphasis"><text:span text:style-name="T55">ruk op de </text:span></text:span><text:span text:style-name="Strong_20_Emphasis"><text:span text:style-name="T66">Super</text:span></text:span><text:span text:style-name="Strong_20_Emphasis"><text:span text:style-name="T55">-toets</text:span></text:span><text:span text:style-name="Strong_20_Emphasis"><text:span text:style-name="T55"><text:note text:id="ftn4" text:note-class="footnote"><text:note-citation>4</text:note-citation><text:note-body><text:p text:style-name="P26"><text:span text:style-name="T230">De </text:span><text:span text:style-name="T231">Super</text:span><text:span text:style-name="T230">-toets is de Windows-toets, Command-toets </text:span><text:span text:style-name="T232">(Apple)</text:span><text:span text:style-name="T230">, of Vergrootglas-toets </text:span><text:span text:style-name="T232">(Chromebook)</text:span><text:span text:style-name="T230">.</text:span></text:p></text:note-body></text:note></text:span></text:span><text:span text:style-name="Strong_20_Emphasis"><text:span text:style-name="T54"> </text:span></text:span><text:span text:style-name="Strong_20_Emphasis"><text:span text:style-name="T88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06">Terminalvenster</text:span></text:span><text:span text:style-name="Strong_20_Emphasis"><text:span text:style-name="T60">.</text:span></text:span><text:span text:style-name="Strong_20_Emphasis"><text:span text:style-name="T57"> 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50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57"> de</text:span></text:span><text:span text:style-name="Strong_20_Emphasis"><text:span text:style-name="T61">z</text:span></text:span><text:span text:style-name="Strong_20_Emphasis"><text:span text:style-name="T57">e </text:span></text:span><text:span text:style-name="Strong_20_Emphasis"><text:span text:style-name="T62">drie </text:span></text:span><text:span text:style-name="Strong_20_Emphasis"><text:span text:style-name="T57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6" office:value-type="string">
            <text:p text:style-name="P73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7" office:value-type="string">
            <text:p text:style-name="P73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8" office:value-type="string">
            <text:p text:style-name="P73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95"><draw:control text:anchor-type="as-char" draw:z-index="1" draw:name="Vorm6" draw:style-name="gr1" draw:text-style-name="P10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95"><draw:control text:anchor-type="as-char" draw:z-index="18" draw:name="Vorm 6" draw:style-name="gr1" draw:text-style-name="P108" svg:width="0.35cm" svg:height="0.35cm" draw:control="control19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4">Bereid de installatie voor</text:span></text:span><text:span text:style-name="Strong_20_Emphasis"><text:span text:style-name="T52">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2" office:value-type="string">
            <text:p text:style-name="P94"><text:span text:style-name="Strong_20_Emphasis"><text:span text:style-name="T56">Typ </text:span></text:span><text:span text:style-name="Strong_20_Emphasis"><text:span text:style-name="T107">men</text:span></text:span><text:span text:style-name="Strong_20_Emphasis"><text:span text:style-name="T108">u</text:span></text:span><text:span text:style-name="Strong_20_Emphasis"><text:span text:style-name="T55"> </text:span></text:span><text:span text:style-name="Strong_20_Emphasis"><text:span text:style-name="T87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 </text:span></text:span><text:span text:style-name="Strong_20_Emphasis"><text:span text:style-name="T87">als nodig) </text:span></text:span><text:span text:style-name="Strong_20_Emphasis"><text:span text:style-name="T67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</text:span></text:span><text:span text:style-name="Strong_20_Emphasis"><text:span text:style-name="T96">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13" office:value-type="string">
            <text:p text:style-name="P72"><text:span text:style-name="Strong_20_Emphasis"><text:span text:style-name="T90">Selecteer</text:span></text:span><text:span text:style-name="Strong_20_Emphasis"><text:span text:style-name="T64"> </text:span></text:span><text:span text:style-name="Strong_20_Emphasis"><text:span text:style-name="T123">1</text:span></text:span><text:span text:style-name="Strong_20_Emphasis"><text:span text:style-name="T124"> <text:s/></text:span></text:span><text:span text:style-name="Strong_20_Emphasis"><text:span text:style-name="T125">In</text:span></text:span><text:span text:style-name="Strong_20_Emphasis"><text:span text:style-name="T120">stallatie voorbereiden</text:span></text:span><text:span text:style-name="Strong_20_Emphasis"><text:span text:style-name="T82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41"/>
      <text:list xml:id="list193128066518312" text:continue-numbering="true" text:style-name="L1">
        <text:list-item>
          <text:p text:style-name="P105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95"><draw:control text:anchor-type="as-char" draw:z-index="2" draw:name="Vorm9" draw:style-name="gr1" draw:text-style-name="P10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5"><text:span text:style-name="T259">Start de computer op vanaf</text:span><text:span text:style-name="T259"><text:note text:id="ftn5" text:note-class="footnote"><text:note-citation>1</text:note-citation><text:note-body><text:p text:style-name="P99"><text:span text:style-name="T180">B</text:span><text:span text:style-name="T179">ootmenu/</text:span><text:span text:style-name="T180">S</text:span><text:span text:style-name="T179">etup</text:span><text:span text:style-name="T177"> via </text:span><text:span text:style-name="T175">é</text:span><text:span text:style-name="T176">é</text:span><text:span text:style-name="T180">n van de </text:span><text:span text:style-name="Definition"><text:span text:style-name="T178">Veelgebruikte toetsen: </text:span></text:span><text:span text:style-name="Definition"><text:span text:style-name="T340">E</text:span></text:span><text:span text:style-name="Definition"><text:span text:style-name="T342">sc</text:span></text:span><text:span text:style-name="Definition"><text:span text:style-name="T178">, </text:span></text:span><text:span text:style-name="Definition"><text:span text:style-name="T341">D</text:span></text:span><text:span text:style-name="Definition"><text:span text:style-name="T342">elete</text:span></text:span><text:span text:style-name="Definition"><text:span text:style-name="T178">, </text:span></text:span><text:span text:style-name="Definition"><text:span text:style-name="T341">F</text:span></text:span><text:span text:style-name="Definition"><text:span text:style-name="T342">1</text:span></text:span><text:span text:style-name="Definition"><text:span text:style-name="T178">, </text:span></text:span><text:span text:style-name="Definition"><text:span text:style-name="T342">F2</text:span></text:span><text:span text:style-name="Definition"><text:span text:style-name="T178">, </text:span></text:span><text:span text:style-name="Definition"><text:span text:style-name="T341">F9, </text:span></text:span><text:span text:style-name="Definition"><text:span text:style-name="T343">F10, F11, </text:span></text:span><text:span text:style-name="Definition"><text:span text:style-name="T344">of</text:span></text:span><text:span text:style-name="Definition"><text:span text:style-name="T343"> </text:span></text:span><text:span text:style-name="Definition"><text:span text:style-name="T341">F12</text:span></text:span><text:span text:style-name="T177">.</text:span></text:p></text:note-body></text:note></text:span><text:span text:style-name="T259"> </text:span><text:span text:style-name="T260">een </text:span><text:span text:style-name="T255"><text:user-field-get text:name="Distro">Debian</text:user-field-get></text:span><text:span text:style-name="T256"><text:s/></text:span><text:span text:style-name="T256"><text:user-field-get text:name="Version">12 LTS</text:user-field-get></text:span><text:span text:style-name="Strong_20_Emphasis"><text:span text:style-name="T253"><text:s/></text:span></text:span><text:span text:style-name="Strong_20_Emphasis"><text:span text:style-name="T257"><text:user-field-get text:name="Edition">Desktop</text:user-field-get></text:span></text:span><text:span text:style-name="Strong_20_Emphasis"><text:span text:style-name="T257"><text:s/></text:span></text:span><text:span text:style-name="T261">Live</text:span><text:span text:style-name="T137"><text:note text:id="ftn6" text:note-class="footnote"><text:note-citation>2</text:note-citation><text:note-body><text:p text:style-name="P29"><text:span text:style-name="T316">Vanaf een </text:span><text:span text:style-name="T334">L</text:span><text:span text:style-name="T316">ive </text:span><text:span text:style-name="T335">USB</text:span><text:span text:style-name="T318">-stick of </text:span><text:span text:style-name="T335">DVD</text:span><text:span text:style-name="T337"> </text:span><text:span text:style-name="T316">kunt u opstarten en </text:span><text:span text:style-name="T319">met </text:span><text:span text:style-name="Strong_20_Emphasis"><text:span text:style-name="T262"><text:user-field-get text:name="Distro">Debian</text:user-field-get></text:span></text:span><text:span text:style-name="Strong_20_Emphasis"><text:span text:style-name="T262"><text:s/></text:span></text:span><text:span text:style-name="T316">werken zonder enige bestanden op de harde schijf te wijzigen en maakt ook installatie van </text:span><text:span text:style-name="Strong_20_Emphasis"><text:span text:style-name="T262"><text:user-field-get text:name="Distro">Debian</text:user-field-get></text:span></text:span><text:span text:style-name="Strong_20_Emphasis"><text:span text:style-name="T262"><text:s/></text:span></text:span><text:span text:style-name="T316">mogelijk.</text:span></text:p></text:note-body></text:note></text:span><text:span text:style-name="T136"> </text:span><text:span text:style-name="T140">USB</text:span><text:span text:style-name="T138">-stick</text:span><text:span text:style-name="T138"><text:note text:id="ftn7" text:note-class="footnote"><text:note-citation>3</text:note-citation><text:note-body><text:p text:style-name="P96"><text:span text:style-name="T14">D</text:span><text:span text:style-name="Strong_20_Emphasis"><text:span text:style-name="T143">ow</text:span></text:span><text:span text:style-name="Strong_20_Emphasis"><text:span text:style-name="T144">nload </text:span></text:span><text:span text:style-name="Strong_20_Emphasis"><text:span text:style-name="T141">e</text:span></text:span><text:span text:style-name="Strong_20_Emphasis"><text:span text:style-name="T145">e</text:span></text:span><text:span text:style-name="Strong_20_Emphasis"><text:span text:style-name="T146">n</text:span></text:span><text:span text:style-name="Strong_20_Emphasis"><text:span text:style-name="T174"> </text:span></text:span><text:span text:style-name="Strong_20_Emphasis"><text:span text:style-name="T208">cd</text:span></text:span><text:span text:style-name="Strong_20_Emphasis"><text:span text:style-name="T203">-beeldbestand</text:span></text:span><text:span text:style-name="Strong_20_Emphasis"><text:span text:style-name="T144"> </text:span></text:span><text:span text:style-name="Strong_20_Emphasis"><text:span text:style-name="T154">(.iso) </text:span></text:span><text:span text:style-name="Strong_20_Emphasis"><text:span text:style-name="T147">v</text:span></text:span><text:span text:style-name="Strong_20_Emphasis"><text:span text:style-name="T148">anaf</text:span></text:span><text:span text:style-name="Strong_20_Emphasis"><text:span text:style-name="T149"> </text:span></text:span><text:a xlink:type="simple" xlink:href="https://www.debian.org/CD/live/" text:style-name="Internet_20_link" text:visited-style-name="Visited_20_Internet_20_Link"><text:span text:style-name="Strong_20_Emphasis"><text:span text:style-name="T321">debian.org/cd/live</text:span></text:span></text:a><text:span text:style-name="Strong_20_Emphasis"><text:span text:style-name="T149">, </text:span></text:span><text:span text:style-name="Strong_20_Emphasis"><text:span text:style-name="T155">klik onder </text:span></text:span><text:span text:style-name="Strong_20_Emphasis"><text:span text:style-name="T165">DVD/USB</text:span></text:span><text:span text:style-name="Strong_20_Emphasis"><text:span text:style-name="T155"> op </text:span></text:span><text:span text:style-name="Strong_20_Emphasis"><text:span text:style-name="T165">amd64</text:span></text:span><text:span text:style-name="Strong_20_Emphasis"><text:span text:style-name="T155">.</text:span></text:span><text:span text:style-name="Strong_20_Emphasis"><text:span text:style-name="T149"><text:line-break/></text:span></text:span><text:span text:style-name="Strong_20_Emphasis"><text:span text:style-name="T152">K</text:span></text:span><text:span text:style-name="Strong_20_Emphasis"><text:span text:style-name="T153">lik op</text:span></text:span><text:span text:style-name="Strong_20_Emphasis"><text:span text:style-name="T150"> </text:span></text:span><text:span text:style-name="T162">debian-live-1</text:span><text:span text:style-name="T165">2</text:span><text:span text:style-name="T162">.</text:span><text:span text:style-name="T166">x</text:span><text:span text:style-name="T162">.</text:span><text:span text:style-name="T166">y</text:span><text:span text:style-name="T163">-</text:span><text:span text:style-name="T162">amd64-</text:span><text:span text:style-name="T163">gnome</text:span><text:span text:style-name="T164">.iso</text:span><text:span text:style-name="Strong_20_Emphasis"><text:span text:style-name="T144">.<text:line-break/></text:span></text:span><text:span text:style-name="Strong_20_Emphasis"><text:span text:style-name="T151">P</text:span></text:span><text:span text:style-name="T14">laats een </text:span><text:span text:style-name="T17">usb</text:span><text:span text:style-name="T14">-stick </text:span><text:span text:style-name="T15">van </text:span><text:span text:style-name="T14">min</text:span><text:span text:style-name="T16">imaal </text:span><text:span text:style-name="T14">4 GB.</text:span></text:p><text:p text:style-name="P102"><text:span text:style-name="T14"><text:tab/></text:span><text:span text:style-name="Strong_20_Emphasis"><text:span text:style-name="T157"><text:line-break/></text:span></text:span><text:span text:style-name="Strong_20_Emphasis"><text:span text:style-name="T156">In een grafische werkomgeving </text:span></text:span><text:span text:style-name="Strong_20_Emphasis"><text:span text:style-name="T158">zoals GNOME</text:span></text:span><text:span text:style-name="Strong_20_Emphasis"><text:span text:style-name="T156">:<text:line-break/></text:span></text:span><text:span text:style-name="Strong_20_Emphasis"><text:span text:style-name="T191">Zoek</text:span></text:span><text:span text:style-name="Strong_20_Emphasis"><text:span text:style-name="T192"> </text:span></text:span><text:span text:style-name="Strong_20_Emphasis"><text:span text:style-name="T210">s</text:span></text:span><text:span text:style-name="Strong_20_Emphasis"><text:span text:style-name="T211">ch</text:span></text:span><text:span text:style-name="Strong_20_Emphasis"><text:span text:style-name="T192"> en klik op het pictogram van</text:span></text:span><text:span text:style-name="Strong_20_Emphasis"><text:span text:style-name="T193"> </text:span></text:span><text:span text:style-name="Strong_20_Emphasis"><text:span text:style-name="T213">Schijven</text:span></text:span><text:span text:style-name="Strong_20_Emphasis"><text:span text:style-name="T194">. Selecteer de </text:span></text:span><text:span text:style-name="Strong_20_Emphasis"><text:span text:style-name="T209">usb</text:span></text:span><text:span text:style-name="Strong_20_Emphasis"><text:span text:style-name="T194">-stick in de lijst van schijven aan de linkerkant en klik rechtsboven op </text:span></text:span><text:span text:style-name="Strong_20_Emphasis"><text:span text:style-name="T212">Schijfinstellingen</text:span></text:span><text:span text:style-name="Strong_20_Emphasis"><text:span text:style-name="T194"> </text:span></text:span><text:span text:style-name="Strong_20_Emphasis"><text:span text:style-name="T212">⋮</text:span></text:span><text:span text:style-name="Strong_20_Emphasis"><text:span text:style-name="T194"> (icoontje met de drie puntjes).</text:span></text:span></text:p><text:p text:style-name="P70"><text:span text:style-name="Strong_20_Emphasis"><text:span text:style-name="T194"><text:tab/>Kies </text:span></text:span><text:span text:style-name="Strong_20_Emphasis"><text:span text:style-name="T212">Schijfkopie terugzetten</text:span></text:span><text:span text:style-name="Strong_20_Emphasis"><text:span text:style-name="T194"> en selecteer </text:span></text:span><text:span text:style-name="Strong_20_Emphasis"><text:span text:style-name="T205">het net</text:span></text:span><text:span text:style-name="Strong_20_Emphasis"><text:span text:style-name="T203"> gedownloade </text:span></text:span><text:span text:style-name="Strong_20_Emphasis"><text:span text:style-name="T208">cd</text:span></text:span><text:span text:style-name="Strong_20_Emphasis"><text:span text:style-name="T203">-beeldbestand </text:span></text:span><text:span text:style-name="Strong_20_Emphasis"><text:span text:style-name="T204">(.iso)</text:span></text:span><text:span text:style-name="Strong_20_Emphasis"><text:span text:style-name="T203">.</text:span></text:span></text:p><text:p text:style-name="P102"><text:span text:style-name="Strong_20_Emphasis"><text:span text:style-name="T194"><text:tab/>Klik op </text:span></text:span><text:span text:style-name="Strong_20_Emphasis"><text:span text:style-name="T212">Terugzetten starten</text:span></text:span><text:span text:style-name="Strong_20_Emphasis"><text:span text:style-name="T194"> en vervolgens op </text:span></text:span><text:span text:style-name="Strong_20_Emphasis"><text:span text:style-name="T212">Terugzetten</text:span></text:span><text:span text:style-name="Strong_20_Emphasis"><text:span text:style-name="T195">.<text:line-break/></text:span></text:span><text:span text:style-name="Strong_20_Emphasis"><text:span text:style-name="T206">O</text:span></text:span><text:span text:style-name="Strong_20_Emphasis"><text:span text:style-name="T196">f </text:span></text:span><text:span text:style-name="Strong_20_Emphasis"><text:span text:style-name="T197">gebruik </text:span></text:span><text:span text:style-name="Strong_20_Emphasis"><text:span text:style-name="T198">het programma </text:span></text:span><text:span text:style-name="Strong_20_Emphasis"><text:span text:style-name="T182">Etche</text:span></text:span><text:span text:style-name="Strong_20_Emphasis"><text:span text:style-name="T183">r</text:span></text:span><text:span text:style-name="Strong_20_Emphasis"><text:span text:style-name="T198"> </text:span></text:span><text:span text:style-name="Strong_20_Emphasis"><text:span text:style-name="T199">(</text:span></text:span><text:a xlink:type="simple" xlink:href="https://www.balena.io/etcher/" text:style-name="Internet_20_link" text:visited-style-name="Visited_20_Internet_20_Link"><text:span text:style-name="Strong_20_Emphasis"><text:span text:style-name="T322">etcher.io</text:span></text:span></text:a><text:span text:style-name="Strong_20_Emphasis"><text:span text:style-name="T199">) </text:span></text:span><text:span text:style-name="Strong_20_Emphasis"><text:span text:style-name="T207">dat </text:span></text:span><text:span text:style-name="Strong_20_Emphasis"><text:span text:style-name="T196">beschikbaar </text:span></text:span><text:span text:style-name="Strong_20_Emphasis"><text:span text:style-name="T207">is </text:span></text:span><text:span text:style-name="Strong_20_Emphasis"><text:span text:style-name="T196">voor </text:span></text:span><text:span text:style-name="Strong_20_Emphasis"><text:span text:style-name="T194">Windows, </text:span></text:span><text:span text:style-name="Strong_20_Emphasis"><text:span text:style-name="T200">mac</text:span></text:span><text:span text:style-name="Strong_20_Emphasis"><text:span text:style-name="T201">OS</text:span></text:span><text:span text:style-name="Strong_20_Emphasis"><text:span text:style-name="T198">, </text:span></text:span><text:span text:style-name="Strong_20_Emphasis"><text:span text:style-name="T199">en </text:span></text:span><text:span text:style-name="Strong_20_Emphasis"><text:span text:style-name="T198">Linux</text:span></text:span><text:span text:style-name="Strong_20_Emphasis"><text:span text:style-name="T202">.<text:line-break/></text:span></text:span><text:span text:style-name="Strong_20_Emphasis"><text:span text:style-name="T159"><text:line-break/></text:span></text:span><text:span text:style-name="Strong_20_Emphasis"><text:span text:style-name="T156">In een </text:span></text:span><text:span text:style-name="Strong_20_Emphasis"><text:span text:style-name="T158">Terminalvenster</text:span></text:span><text:span text:style-name="Strong_20_Emphasis"><text:span text:style-name="T156">:</text:span></text:span></text:p><text:p text:style-name="P102"><text:span text:style-name="Strong_20_Emphasis"><text:span text:style-name="T156"><text:tab/></text:span></text:span><text:span text:style-name="Strong_20_Emphasis"><text:span text:style-name="T215">findmnt</text:span></text:span></text:p><text:p text:style-name="P102"><text:span text:style-name="Strong_20_Emphasis"><text:span text:style-name="T158"><text:tab/></text:span></text:span><text:span text:style-name="Strong_20_Emphasis"><text:span text:style-name="T160">Zoek de regel die begint met </text:span></text:span><text:span text:style-name="Strong_20_Emphasis"><text:span text:style-name="T158">/media/USER/USBLABEL (</text:span></text:span><text:span text:style-name="Strong_20_Emphasis"><text:span text:style-name="T160">k</text:span></text:span><text:span text:style-name="Strong_20_Emphasis"><text:span text:style-name="T158">olom TARGET) </text:span></text:span><text:span text:style-name="Strong_20_Emphasis"><text:span text:style-name="T160">en n</text:span></text:span><text:span text:style-name="Strong_20_Emphasis"><text:span text:style-name="T158">oteer de apparaatnaam /dev/sdXN (</text:span></text:span><text:span text:style-name="Strong_20_Emphasis"><text:span text:style-name="T160">k</text:span></text:span><text:span text:style-name="Strong_20_Emphasis"><text:span text:style-name="T158">olom SOURCE)</text:span></text:span></text:p><text:p text:style-name="P102"><text:span text:style-name="Strong_20_Emphasis"><text:span text:style-name="T158"><text:tab/></text:span></text:span><text:span text:style-name="Strong_20_Emphasis"><text:span text:style-name="T215">umount /dev/sdXN</text:span></text:span></text:p><text:p text:style-name="P102"><text:span text:style-name="Strong_20_Emphasis"><text:span text:style-name="T215"><text:tab/>sudo dd bs=4M if=~/Downloads/NAAM.iso of=/dev/sdX conv=fdatasync status=progress</text:span></text:span></text:p></text:note-body></text:note></text:span><text:span text:style-name="T136"> </text:span><text:span text:style-name="T139">of </text:span><text:span text:style-name="T140">DVD</text:span><text:span text:style-name="T139">.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50"><text:span text:style-name="Strong_20_Emphasis"><text:span text:style-name="T90">Selecteer</text:span></text:span><text:span text:style-name="Strong_20_Emphasis"><text:span text:style-name="T101"> </text:span></text:span><text:span text:style-name="Strong_20_Emphasis"><text:span text:style-name="T114">Live </text:span></text:span><text:span text:style-name="Strong_20_Emphasis"><text:span text:style-name="T115">system (amd64)</text:span></text:span><text:span text:style-name="Strong_20_Emphasis"><text:span text:style-name="T99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6"><text:span text:style-name="Strong_20_Emphasis"><text:span text:style-name="T95"><draw:control text:anchor-type="as-char" draw:z-index="23" draw:name="Vorm13_ 2" draw:style-name="gr1" draw:text-style-name="P108" svg:width="0.35cm" svg:height="0.35cm" draw:control="control24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6">V</text:span></text:span><text:span text:style-name="Strong_20_Emphasis"><text:span text:style-name="T37">olg de aanwijzingen </text:span></text:span><text:span text:style-name="Strong_20_Emphasis"><text:span text:style-name="T38">op de </text:span></text:span><text:span text:style-name="Strong_20_Emphasis"><text:span text:style-name="T39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95"><draw:control text:anchor-type="as-char" draw:z-index="11" draw:name="Vorm13_1" draw:style-name="gr1" draw:text-style-name="P108" svg:width="0.35cm" svg:height="0.35cm" draw:control="control12"/></text:span></text:span></text:p>
          </table:table-cell>
          <table:table-cell table:style-name="_32_._5f_Installatie_5f_uitvoeren.C6" office:value-type="string">
            <text:p text:style-name="P92"><text:span text:style-name="Strong_20_Emphasis"><text:span text:style-name="T41">Start de installatie</text:span></text:span><text:span text:style-name="Strong_20_Emphasis"><text:span text:style-name="T102"> </text:span></text:span><text:span text:style-name="Strong_20_Emphasis"><text:span text:style-name="T52">via </text:span></text:span><text:span text:style-name="Strong_20_Emphasis"><text:span text:style-name="T54">een </text:span></text:span><text:span text:style-name="Strong_20_Emphasis"><text:span text:style-name="T69">klik op </text:span></text:span><text:span text:style-name="Strong_20_Emphasis"><text:span text:style-name="T109">Activities</text:span></text:span><text:span text:style-name="Strong_20_Emphasis"><text:span text:style-name="T69"> en </text:span></text:span><text:span text:style-name="Strong_20_Emphasis"><text:span text:style-name="T70">een </text:span></text:span><text:span text:style-name="Strong_20_Emphasis"><text:span text:style-name="T69">klik op</text:span></text:span><text:span text:style-name="Strong_20_Emphasis"><text:span text:style-name="T71"> </text:span></text:span><text:span text:style-name="Strong_20_Emphasis"><text:span text:style-name="T110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7" office:value-type="string">
            <text:p text:style-name="P100"><text:span text:style-name="T345">Typ '</text:span><text:span text:style-name="T332">live</text:span><text:span text:style-name="T345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8" office:value-type="string">
            <text:p text:style-name="P92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9" office:value-type="string">
            <text:p text:style-name="P47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</text:span></text:span><text:span text:style-name="Strong_20_Emphasis"><text:span text:style-name="T30">h</text:span></text:span><text:span text:style-name="Strong_20_Emphasis"><text:span text:style-name="T28">e</text:span></text:span><text:span text:style-name="Strong_20_Emphasis"><text:span text:style-name="T30">t</text:span></text:span><text:span text:style-name="Strong_20_Emphasis"><text:span text:style-name="T28"> </text:span></text:span><text:span text:style-name="Strong_20_Emphasis"><text:span text:style-name="T29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95"><draw:control text:anchor-type="as-char" draw:z-index="16" draw:name="Vorm13_ 1" draw:style-name="gr1" draw:text-style-name="P108" svg:width="0.35cm" svg:height="0.35cm" draw:control="control17"/></text:span></text:span></text:p>
          </table:table-cell>
          <table:table-cell table:style-name="_32_._5f_Installatie_5f_uitvoeren.C11" office:value-type="string">
            <text:p text:style-name="P91"><text:span text:style-name="Strong_20_Emphasis"><text:span text:style-name="T41">Bij </text:span></text:span><text:span text:style-name="Strong_20_Emphasis"><text:span text:style-name="T116">Welcome</text:span></text:span><text:span text:style-name="Strong_20_Emphasis"><text:span text:style-name="T41">: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1" office:value-type="string">
            <text:p text:style-name="P97"><text:span text:style-name="Strong_20_Emphasis"><text:span text:style-name="T48">K</text:span></text:span><text:span text:style-name="Strong_20_Emphasis"><text:span text:style-name="T41">ies </text:span></text:span><text:span text:style-name="Strong_20_Emphasis"><text:span text:style-name="T116">Nederlands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1" office:value-type="string">
            <text:p text:style-name="P91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7"><text:span text:style-name="Strong_20_Emphasis"><text:span text:style-name="T95"><draw:control text:anchor-type="as-char" draw:z-index="24" draw:name="Vorm13_ 3" draw:style-name="gr1" draw:text-style-name="P108" svg:width="0.35cm" svg:height="0.35cm" draw:control="control25"/></text:span></text:span></text:p>
          </table:table-cell>
          <table:table-cell table:style-name="_32_._5f_Installatie_5f_uitvoeren.C14" office:value-type="string">
            <text:p text:style-name="P20">Bij <text:span text:style-name="T317">Locatie</text:span>: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4" office:value-type="string">
            <text:p text:style-name="P21"><text:span text:style-name="T338">B</text:span>ij <text:span text:style-name="T317">Regio</text:span> <text:span text:style-name="T338">kies</text:span> <text:span text:style-name="T317">Europa</text:span>.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7"><text:span text:style-name="Strong_20_Emphasis"><text:span text:style-name="T95"><draw:control text:anchor-type="as-char" draw:z-index="25" draw:name="Vorm13_ 4" draw:style-name="gr1" draw:text-style-name="P108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20">Bij <text:span text:style-name="T317">Toetsenbord</text:span>: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7"/>
          </table:table-cell>
          <table:table-cell table:style-name="_32_._5f_Installatie_5f_uitvoeren.C17" office:value-type="string">
            <text:p text:style-name="P22"><text:span text:style-name="T339">K</text:span>ies <text:span text:style-name="T317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95"><draw:control text:anchor-type="as-char" draw:z-index="3" draw:name="Vorm13" draw:style-name="gr1" draw:text-style-name="P108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90"><text:span text:style-name="Strong_20_Emphasis"><text:span text:style-name="T98">Bij </text:span></text:span><text:span text:style-name="Strong_20_Emphasis"><text:span text:style-name="T113">Gebruikers</text:span></text:span><text:span text:style-name="Strong_20_Emphasis"><text:span text:style-name="T98">:</text:span>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21" office:value-type="string">
            <text:p text:style-name="P89"><text:span text:style-name="Strong_20_Emphasis"><text:span text:style-name="T100">V</text:span></text:span><text:span text:style-name="Strong_20_Emphasis"><text:span text:style-name="T98">ul in </text:span></text:span><text:span text:style-name="Strong_20_Emphasis"><text:span text:style-name="T117">Wat is je naam?</text:span></text:span><text:span text:style-name="Strong_20_Emphasis"><text:span text:style-name="T43"> </text:span></text:span><text:span text:style-name="Definition"><text:span text:style-name="T8">gebruiker</text:span></text:span><text:span text:style-name="Strong_20_Emphasis"><text:span text:style-name="T93">,</text:span></text:span><text:span text:style-name="Strong_20_Emphasis"><text:span text:style-name="T94"><text:line-break/></text:span></text:span><text:span text:style-name="Strong_20_Emphasis"><text:span text:style-name="T117">Welke naam wil je gebruiken om in te loggen?</text:span></text:span><text:span text:style-name="Strong_20_Emphasis"><text:span text:style-name="T44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41">,<text:line-break/></text:span></text:span><text:span text:style-name="Strong_20_Emphasis"><text:span text:style-name="T118">Wat is de </text:span></text:span><text:span text:style-name="Strong_20_Emphasis"><text:span text:style-name="T117">naam van deze </text:span></text:span><text:span text:style-name="Strong_20_Emphasis"><text:span text:style-name="T118">computer</text:span></text:span><text:span text:style-name="Strong_20_Emphasis"><text:span text:style-name="T45"> </text:span></text:span><text:span text:style-name="Definition"><text:span text:style-name="T8">computernaam</text:span></text:span><text:span text:style-name="Strong_20_Emphasis"><text:span text:style-name="T43">, </text:span></text:span><text:span text:style-name="Strong_20_Emphasis"><text:span text:style-name="T49">en</text:span></text:span></text:p>
            <text:p text:style-name="P89"><text:span text:style-name="Strong_20_Emphasis"><text:span text:style-name="T44">v</text:span></text:span><text:span text:style-name="Strong_20_Emphasis"><text:span text:style-name="T43">ul </text:span></text:span><text:span text:style-name="Strong_20_Emphasis"><text:span text:style-name="T46">tweemaal het </text:span></text:span><text:span text:style-name="Strong_20_Emphasis"><text:span text:style-name="T119">wachtwoord</text:span></text:span><text:span text:style-name="Strong_20_Emphasis"><text:span text:style-name="T46"> </text:span></text:span><text:span text:style-name="Strong_20_Emphasis"><text:span text:style-name="T43">in</text:span></text:span><text:span text:style-name="Strong_20_Emphasis"><text:span text:style-name="T40">.</text:span></text:span></text:p>
          </table:table-cell>
        </table:table-row>
      </table:table>
      <text:p text:style-name="P51"><text:span text:style-name="Strong_20_Emphasis"><text:span text:style-name="T103"/></text:span></text:p>
      <text:list xml:id="list193127687010179" text:continue-numbering="true" text:style-name="L1">
        <text:list-item>
          <text:p text:style-name="P107"><text:span text:style-name="Strong_20_Emphasis"><text:span text:style-name="T130">Installatie </text:span></text:span><text:span text:style-name="Strong_20_Emphasis"><text:span text:style-name="T131">afronden</text:span></text:span></text:p>
        </text:list-item>
      </text:list>
      <text:p text:style-name="P52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95"><draw:control text:anchor-type="as-char" draw:z-index="4" draw:name="Vorm22" draw:style-name="gr1" draw:text-style-name="P10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47">Aanmelden als </text:span></text:span><text:span text:style-name="Definition"><text:span text:style-name="T8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97"><draw:control text:anchor-type="as-char" draw:z-index="21" draw:name="Vorm 1" draw:style-name="gr1" draw:text-style-name="P108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33">Volg de aanwijzingen op de </text:span></text:span><text:span text:style-name="Strong_20_Emphasis"><text:span text:style-name="T31">welkomst</text:span></text:span><text:span text:style-name="Strong_20_Emphasis"><text:span text:style-name="T333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95"><draw:control text:anchor-type="as-char" draw:z-index="10" draw:name="Vorm4_1" draw:style-name="gr1" draw:text-style-name="P108" svg:width="0.35cm" svg:height="0.35cm" draw:control="control11"/></text:span></text:span></text:p>
          </table:table-cell>
          <table:table-cell table:style-name="_33_._5f_Installatie_5f_afronden.C5" office:value-type="string">
            <text:p text:style-name="P68"><text:span text:style-name="Strong_20_Emphasis"><text:span text:style-name="T50">Installeer </text:span></text:span><text:span text:style-name="Strong_20_Emphasis"><text:span text:style-name="T92">Debian-</text:span></text:span><text:span text:style-name="Strong_20_Emphasis"><text:span text:style-name="T80">pakket kz</text:span></text:span><text:span text:style-name="Strong_20_Emphasis"><text:span text:style-name="T80"><text:note text:id="ftn8" text:note-class="footnote"><text:note-citation>1</text:note-citation><text:note-body><text:p text:style-name="P67">Pakket kz bevat scripts om Debian en op Debian gebaseerde systemen zoals Ubuntu soepel en bruikbaar te installeren.</text:p></text:note-body></text:note></text:span></text:span><text:span text:style-name="Strong_20_Emphasis"><text:span text:style-name="T80">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6" office:value-type="string">
            <text:p text:style-name="P93"><text:span text:style-name="Strong_20_Emphasis"><text:span text:style-name="T56">T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7"> </text:span></text:span><text:span text:style-name="Strong_20_Emphasis"><text:span text:style-name="T86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</text:span></text:span><text:span text:style-name="Strong_20_Emphasis"><text:span text:style-name="T55"><text:note text:id="ftn9" text:note-class="footnote"><text:note-citation>2</text:note-citation><text:note-body><text:p text:style-name="P27"><text:span text:style-name="T230">De </text:span><text:span text:style-name="T231">Super</text:span><text:span text:style-name="T230">-toets is de Windows-toets, Command-toets </text:span><text:span text:style-name="T232">(Apple)</text:span><text:span text:style-name="T230">, of Vergrootglas-toets </text:span><text:span text:style-name="T232">(Chromebook)</text:span><text:span text:style-name="T230">.</text:span></text:p></text:note-body></text:note></text:span></text:span><text:span text:style-name="Strong_20_Emphasis"><text:span text:style-name="T60"> </text:span></text:span><text:span text:style-name="Strong_20_Emphasis"><text:span text:style-name="T86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06">Terminalvenster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50"/></text:span></text:p>
          </table:table-cell>
          <table:table-cell table:style-name="_33_._5f_Installatie_5f_afronden.C7" office:value-type="string">
            <text:p text:style-name="P57"><text:span text:style-name="T4">Typ</text:span><text:span text:style-name="Strong_20_Emphasis"><text:span text:style-name="T57"> de</text:span></text:span><text:span text:style-name="Strong_20_Emphasis"><text:span text:style-name="T72">z</text:span></text:span><text:span text:style-name="Strong_20_Emphasis"><text:span text:style-name="T73">e</text:span></text:span><text:span text:style-name="Strong_20_Emphasis"><text:span text:style-name="T57"> </text:span></text:span><text:span text:style-name="Strong_20_Emphasis"><text:span text:style-name="T62">drie </text:span></text:span><text:span text:style-name="Strong_20_Emphasis"><text:span text:style-name="T57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8" office:value-type="string">
            <text:p text:style-name="P73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9" office:value-type="string">
            <text:p text:style-name="P73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0" office:value-type="string">
            <text:p text:style-name="P73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9"><text:span text:style-name="Strong_20_Emphasis"><text:span text:style-name="T62">V</text:span>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95"><draw:control text:anchor-type="as-char" draw:z-index="5" draw:name="Vorm33" draw:style-name="gr1" draw:text-style-name="P108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5"><text:span text:style-name="Strong_20_Emphasis"><text:span text:style-name="T74">Rond de</text:span></text:span><text:span text:style-name="Strong_20_Emphasis"><text:span text:style-name="T75"> installatie </text:span></text:span><text:span text:style-name="Strong_20_Emphasis"><text:span text:style-name="T74">af: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4" office:value-type="string">
            <text:p text:style-name="P93"><text:span text:style-name="Strong_20_Emphasis"><text:span text:style-name="T87">T</text:span></text:span><text:span text:style-name="Strong_20_Emphasis"><text:span text:style-name="T56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5"> </text:span></text:span><text:span text:style-name="Strong_20_Emphasis"><text:span text:style-name="T87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 </text:span></text:span><text:span text:style-name="Strong_20_Emphasis"><text:span text:style-name="T87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50"/></text:span></text:p>
          </table:table-cell>
          <table:table-cell table:style-name="_33_._5f_Installatie_5f_afronden.C15" office:value-type="string">
            <text:p text:style-name="P98"><text:span text:style-name="Strong_20_Emphasis"><text:span text:style-name="T90">Selecteer</text:span></text:span><text:span text:style-name="Strong_20_Emphasis"><text:span text:style-name="T68"> </text:span></text:span><text:span text:style-name="Strong_20_Emphasis"><text:span text:style-name="T126">3 <text:s/></text:span></text:span><text:span text:style-name="Strong_20_Emphasis"><text:span text:style-name="T127">Installatie</text:span></text:span><text:span text:style-name="Strong_20_Emphasis"><text:span text:style-name="T128"> </text:span></text:span><text:span text:style-name="Strong_20_Emphasis"><text:span text:style-name="T129">afronden</text:span></text:span><text:span text:style-name="Strong_20_Emphasis"><text:span text:style-name="T82">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6" office:value-type="string">
            <text:p text:style-name="P61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52"><text:span text:style-name="Strong_20_Emphasis"><text:span text:style-name="T47"><text:tab/></text:span></text:span></text:p>
      <text:p text:style-name="P53"><text:span text:style-name="Strong_20_Emphasis"><text:span text:style-name="T64"><text:tab/></text:span></text:span></text:p>
      <text:list xml:id="list193127183397765" text:continue-numbering="true" text:style-name="L1">
        <text:list-item>
          <text:p text:style-name="P106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><text:span text:style-name="Strong_20_Emphasis"><text:span text:style-name="T95"><draw:control text:anchor-type="as-char" draw:z-index="12" draw:name="Vorm36_0" draw:style-name="gr1" draw:text-style-name="P108" svg:width="0.35cm" svg:height="0.35cm" draw:control="control13"/></text:span></text:span></text:p>
          </table:table-cell>
          <table:table-cell table:style-name="Tabel2.A1" office:value-type="string">
            <text:p text:style-name="P84"><text:span text:style-name="Strong_20_Emphasis"><text:span text:style-name="T95"><draw:control text:anchor-type="as-char" draw:z-index="19" draw:name="Vorm36_ 1" draw:style-name="gr1" draw:text-style-name="P108" svg:width="0.35cm" svg:height="0.35cm" draw:control="control20"/></text:span></text:span></text:p>
          </table:table-cell>
          <table:table-cell table:style-name="Tabel2.D1" office:value-type="string">
            <text:p text:style-name="P46"><text:span text:style-name="Strong_20_Emphasis"><text:span text:style-name="T47">Aanmelden als </text:span></text:span><text:span text:style-name="Definition"><text:span text:style-name="T8">gebruiker</text:span></text:span><text:span text:style-name="Strong_20_Emphasis"><text:span text:style-name="T51"><text:note text:id="ftn10" text:note-class="footnote"><text:note-citation>1</text:note-citation><text:note-body><text:p text:style-name="P64"><text:span text:style-name="User_20_Entry"><text:span text:style-name="T142">E</text:span></text:span><text:span text:style-name="User_20_Entry"><text:span text:style-name="T167">v</text:span></text:span><text:span text:style-name="User_20_Entry"><text:span text:style-name="T168">en</text:span></text:span><text:span text:style-name="User_20_Entry"><text:span text:style-name="T170">t</text:span></text:span><text:span text:style-name="User_20_Entry"><text:span text:style-name="T171">uele </text:span></text:span><text:span text:style-name="User_20_Entry"><text:span text:style-name="T172">extra </text:span></text:span><text:span text:style-name="Definition"><text:span text:style-name="T320">gebruiker</text:span></text:span><text:span text:style-name="User_20_Entry"><text:span text:style-name="T172">s aanmelden </text:span></text:span><text:span text:style-name="User_20_Entry"><text:span text:style-name="T173">en dezelfde stappen uitvoeren</text:span></text:span><text:span text:style-name="User_20_Entry"><text:span text:style-name="T169">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4"><text:span text:style-name="Strong_20_Emphasis"><text:span text:style-name="T95"/></text:span></text:p>
          </table:table-cell>
          <table:table-cell table:style-name="Tabel2.A1" office:value-type="string">
            <text:p text:style-name="P84"><text:span text:style-name="Strong_20_Emphasis"><text:span text:style-name="T95"><draw:control text:anchor-type="as-char" draw:z-index="22" draw:name="Vorm36_ 4" draw:style-name="gr1" draw:text-style-name="P108" svg:width="0.35cm" svg:height="0.35cm" draw:control="control23"/></text:span></text:span></text:p>
          </table:table-cell>
          <table:table-cell table:style-name="Tabel2.D2" office:value-type="string">
            <text:p text:style-name="P8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1">welkomst</text:span></text:span><text:span text:style-name="Strong_20_Emphasis"><text:span text:style-name="T34">schermen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><text:span text:style-name="Strong_20_Emphasis"><text:span text:style-name="T95"><draw:control text:anchor-type="as-char" draw:z-index="13" draw:name="Vorm36_2" draw:style-name="gr1" draw:text-style-name="P108" svg:width="0.35cm" svg:height="0.35cm" draw:control="control14"/></text:span></text:span></text:p>
          </table:table-cell>
          <table:table-cell table:style-name="Tabel2.A1" office:value-type="string">
            <text:p text:style-name="P85"><text:span text:style-name="Strong_20_Emphasis"><text:span text:style-name="T95"><draw:control text:anchor-type="as-char" draw:z-index="20" draw:name="Vorm36_ 2" draw:style-name="gr1" draw:text-style-name="P108" svg:width="0.35cm" svg:height="0.35cm" draw:control="control21"/></text:span></text:span></text:p>
          </table:table-cell>
          <table:table-cell table:style-name="Tabel2.D5" office:value-type="string">
            <text:p text:style-name="P45"><text:span text:style-name="Strong_20_Emphasis"><text:span text:style-name="T76">R</text:span></text:span><text:span text:style-name="Strong_20_Emphasis"><text:span text:style-name="T77">icht </text:span></text:span><text:span text:style-name="Strong_20_Emphasis"><text:span text:style-name="T78">de </text:span></text:span><text:span text:style-name="Strong_20_Emphasis"><text:span text:style-name="T83">gebruiker</text:span></text:span><text:span text:style-name="Strong_20_Emphasis"><text:span text:style-name="T77"> </text:span></text:span><text:span text:style-name="Strong_20_Emphasis"><text:span text:style-name="T79">in:</text:span></text:span></text:p>
          </table:table-cell>
        </table:table-row>
        <table:table-row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/>
          </table:table-cell>
          <table:table-cell table:style-name="Tabel2.D6" office:value-type="string">
            <text:p text:style-name="P49"><text:span text:style-name="Strong_20_Emphasis"><text:span text:style-name="T85">T</text:span></text:span><text:span text:style-name="Strong_20_Emphasis"><text:span text:style-name="T56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5"> </text:span></text:span><text:span text:style-name="Strong_20_Emphasis"><text:span text:style-name="T86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</text:span></text:span><text:span text:style-name="Strong_20_Emphasis"><text:span text:style-name="T55"><text:note text:id="ftn11" text:note-class="footnote"><text:note-citation>2</text:note-citation><text:note-body><text:p text:style-name="P27"><text:span text:style-name="T230">De </text:span><text:span text:style-name="T231">Super</text:span><text:span text:style-name="T230">-toets is de Windows-toets, Command-toets </text:span><text:span text:style-name="T232">(Apple)</text:span><text:span text:style-name="T230">, of Vergrootglas-toets </text:span><text:span text:style-name="T232">(Chromebook)</text:span><text:span text:style-name="T230">.</text:span></text:p></text:note-body></text:note></text:span></text:span><text:span text:style-name="Strong_20_Emphasis"><text:span text:style-name="T60"> </text:span></text:span><text:span text:style-name="Strong_20_Emphasis"><text:span text:style-name="T86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5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0"><text:span text:style-name="Strong_20_Emphasis"><text:span text:style-name="T90">Selecteer</text:span></text:span><text:span text:style-name="Strong_20_Emphasis"><text:span text:style-name="T68"> </text:span></text:span><text:span text:style-name="Strong_20_Emphasis"><text:span text:style-name="T126">4 <text:s/></text:span></text:span><text:span text:style-name="Strong_20_Emphasis"><text:span text:style-name="T112">Gebruiker inrichten</text:span></text:span><text:span text:style-name="Strong_20_Emphasis"><text:span text:style-name="T8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23"/>
      <text:p text:style-name="P6"/>
      <text:p text:style-name="P71"><text:span text:style-name="T132">E</text:span><text:span text:style-name="T133">inde c</text:span><text:span text:style-name="T134">hecklist, </text:span><text:span text:style-name="T135">d</text:span><text:span text:style-name="T134">e</text:span><text:span text:style-name="T252"> installatie van </text:span><text:span text:style-name="T252"><text:user-field-get text:name="Distro">Debian</text:user-field-get></text:span><text:span text:style-name="T256"><text:s/></text:span><text:span text:style-name="T256"><text:user-field-get text:name="Version">12 LTS</text:user-field-get></text:span><text:span text:style-name="Strong_20_Emphasis"><text:span text:style-name="T254"><text:s/></text:span></text:span><text:span text:style-name="Strong_20_Emphasis"><text:span text:style-name="T257"><text:user-field-get text:name="Edition">Desktop</text:user-field-get></text:span></text:span><text:span text:style-name="Strong_20_Emphasis"><text:span text:style-name="T257"><text:s/></text:span></text:span><text:span text:style-name="T252">is voltooid.</text:span></text:p>
      <text:p text:style-name="P42"/>
      <text:p text:style-name="P36"><text:span text:style-name="Emphasis"><text:span text:style-name="T32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4">Karel Zimmer</text:span></text:span></text:a><text:span text:style-name="Emphasis"><text:span text:style-name="T323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26">CC0 1.0 Universeel</text:span></text:span></text:a><text:span text:style-name="Emphasis"><text:span text:style-name="T323">,</text:span></text:span><text:span text:style-name="Emphasis"><text:span text:style-name="T325"> </text:span></text:span><text:span text:style-name="Strong_20_Emphasis"><text:span text:style-name="T64"><text:user-field-get text:name="Releaseyear">2023</text:user-field-get></text:span></text:span><text:span text:style-name="Emphasis"><text:span text:style-name="T32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10-06T19:31:26.703606485">06-10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6T19:31:26.526520172</dc:date>
    <meta:keyword>Installatie</meta:keyword>
    <meta:keyword>Checklist</meta:keyword>
    <meta:keyword>Linux</meta:keyword>
    <meta:editing-cycles>6871</meta:editing-cycles>
    <meta:editing-duration>P12DT5H10M59S</meta:editing-duration>
    <meta:print-date>2023-08-12T18:30:55.585468422</meta:print-date>
    <dc:creator>Karel Zimmer</dc:creator>
    <meta:printed-by>Karel Zimmer</meta:printed-by>
    <meta:document-statistic meta:table-count="4" meta:image-count="0" meta:object-count="0" meta:page-count="4" meta:paragraph-count="107" meta:word-count="682" meta:character-count="4706" meta:non-whitespace-character-count="4076"/>
    <meta:user-defined meta:name="Info 1"/>
    <meta:user-defined meta:name="Info 2"/>
    <meta:user-defined meta:name="Info 3"/>
    <meta:user-defined meta:name="Info 4"/>
  </office:meta>
</office:document-meta>
</file>